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e6e4" officeooo:paragraph-rsid="0018e6e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6411 Notes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4:58:50.702828383</meta:creation-date>
    <dc:date>2024-09-10T15:01:14.360317490</dc:date>
    <meta:editing-duration>PT2M24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7.3.7.2$Linux_X86_64 LibreOffice_project/30$Build-2</meta:generator>
  </office:meta>
</office:document-meta>
</file>